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/>
    <style:font-face style:name="Linux Libertine O" svg:font-family="'Linux Libertine O'"/>
    <style:font-face style:name="FreeSans1" svg:font-family="FreeSans" style:font-family-generic="swiss"/>
    <style:font-face style:name="Ubuntu Mono" svg:font-family="'Ubuntu Mono'" style:font-pitch="fixed"/>
    <style:font-face style:name="Avenir Next1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2ac0" officeooo:paragraph-rsid="000a2ac0"/>
    </style:style>
    <style:style style:name="P2" style:family="paragraph" style:parent-style-name="Standard" style:list-style-name="L1">
      <style:text-properties officeooo:rsid="000a2ac0" officeooo:paragraph-rsid="000a2ac0"/>
    </style:style>
    <style:style style:name="P3" style:family="paragraph" style:parent-style-name="Standard" style:list-style-name="L1">
      <style:text-properties officeooo:rsid="000a2ac0" officeooo:paragraph-rsid="000b19be"/>
    </style:style>
    <style:style style:name="P4" style:family="paragraph" style:parent-style-name="Standard" style:list-style-name="L1">
      <style:text-properties officeooo:rsid="000a85dd" officeooo:paragraph-rsid="000a85dd"/>
    </style:style>
    <style:style style:name="P5" style:family="paragraph" style:parent-style-name="Header">
      <style:text-properties style:font-name="Avenir Next1" officeooo:rsid="000a2ac0" officeooo:paragraph-rsid="000a2ac0"/>
    </style:style>
    <style:style style:name="T1" style:family="text">
      <style:text-properties style:font-name="Avenir Next Demi Bold"/>
    </style:style>
    <style:style style:name="T2" style:family="text">
      <style:text-properties style:font-name="Avenir Next Ultra Light"/>
    </style:style>
    <style:style style:name="T3" style:family="text">
      <style:text-properties style:font-name="Ubuntu Mono"/>
    </style:style>
    <style:style style:name="T4" style:family="text">
      <style:text-properties officeooo:rsid="000b19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gust 23, 2016</text:p>
      <text:p text:style-name="P1"/>
      <text:list xml:id="list511410975930802760" text:style-name="L1">
        <text:list-item>
          <text:p text:style-name="P2">Feedback, lab01</text:p>
        </text:list-item>
        <text:list-item>
          <text:p text:style-name="P2">Preparation, lab02</text:p>
          <text:list>
            <text:list-header>
              <text:p text:style-name="P4">On EWS: <text:s/><text:span text:style-name="T3">/class/cs101/startup</text:span>, answer <text:span text:style-name="T3">OH</text:span>, and you can access lab02.</text:p>
            </text:list-header>
          </text:list>
        </text:list-item>
        <text:list-item>
          <text:p text:style-name="P2">Piazza feedback</text:p>
        </text:list-item>
        <text:list-item>
          <text:p text:style-name="P2">Grading and grade uploading</text:p>
        </text:list-item>
        <text:list-item>
          <text:p text:style-name="P2">TA duties</text:p>
          <text:list>
            <text:list-item>
              <text:p text:style-name="P2">Weekly Staff Meeting</text:p>
            </text:list-item>
            <text:list-item>
              <text:p text:style-name="P2">Weekly Lab sections (2 sections per TA)</text:p>
            </text:list-item>
            <text:list-item>
              <text:p text:style-name="P2">Lab grade</text:p>
            </text:list-item>
            <text:list-item>
              <text:p text:style-name="P2">Piazza response</text:p>
            </text:list-item>
            <text:list-item>
              <text:p text:style-name="P2">Office Hours</text:p>
            </text:list-item>
            <text:list-item>
              <text:p text:style-name="P3">Exam proctoring</text:p>
              <text:list>
                <text:list-item>
                  <text:p text:style-name="P3"><text:span text:style-name="T4">dates: <text:s/>10/3 (4 conflict); 11/14 (15 conflict); 12/19 (likely, reserve 24 hours to grade)</text:span></text:p>
                </text:list-item>
              </text:list>
            </text:list-item>
          </text:list>
        </text:list-item>
        <text:list-item>
          <text:p text:style-name="P2">TA developm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/>
    <style:font-face style:name="Linux Libertine O" svg:font-family="'Linux Libertine O'"/>
    <style:font-face style:name="FreeSans1" svg:font-family="FreeSans" style:font-family-generic="swiss"/>
    <style:font-face style:name="Ubuntu Mono" svg:font-family="'Ubuntu Mono'" style:font-pitch="fixed"/>
    <style:font-face style:name="Avenir Next1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venir Next" fo:font-family="'Avenir Next'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venir Next1" officeooo:rsid="000a2ac0" officeooo:paragraph-rsid="000a2ac0"/>
    </style:style>
    <style:style style:name="MT1" style:family="text">
      <style:text-properties style:font-name="Avenir Next Demi Bold"/>
    </style:style>
    <style:style style:name="MT2" style:family="text">
      <style:text-properties style:font-name="Avenir Next Ultra Ligh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</text:span><text:span text:style-name="MT2">101</text:span><text:tab/><text:tab/>TA Meetin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6:18:43.624563279</meta:creation-date>
    <dc:date>2016-08-23T16:40:16.631403083</dc:date>
    <meta:editing-duration>PT11M12S</meta:editing-duration>
    <meta:editing-cycles>2</meta:editing-cycles>
    <meta:generator>LibreOffice/5.1.5.2$Linux_X86_64 LibreOffice_project/10m0$Build-2</meta:generator>
    <meta:print-date>2016-08-23T16:40:14.178229296</meta:print-date>
    <meta:document-statistic meta:table-count="0" meta:image-count="0" meta:object-count="0" meta:page-count="1" meta:paragraph-count="16" meta:word-count="75" meta:character-count="422" meta:non-whitespace-character-count="373"/>
  </office:meta>
</office:document-meta>
</file>